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A300000683FA96CF8257D29840.png" manifest:media-type="image/png"/>
  <manifest:file-entry manifest:full-path="Pictures/10000201000001C0000000FAA168E52867BCCB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adornments="Normal" style:font-family-generic="swiss" style:font-pitch="variable"/>
    <style:font-face style:name="Impact" svg:font-family="Impact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opacity="81%" draw:textarea-horizontal-align="center" draw:textarea-vertical-align="middle" draw:auto-grow-height="false" draw:fit-to-size="false" style:shrink-to-fit="false" fo:min-height="4.741cm" fo:min-width="37.2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textarea-horizontal-align="center" draw:textarea-vertical-align="middle" draw:auto-grow-height="false" draw:fit-to-size="false" style:shrink-to-fit="false" fo:min-height="4.741cm" fo:min-width="38.701cm" fo:padding-top="0.13cm" fo:padding-bottom="0.13cm" fo:padding-left="0.25cm" fo:padding-right="0.25cm" fo:wrap-option="wrap" draw:shadow="visible" draw:shadow-offset-x="0.141cm" draw:shadow-offset-y="0.141cm" draw:shadow-color="#111111"/>
    </style:style>
    <style:style style:name="gr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textarea-horizontal-align="center" draw:textarea-vertical-align="middle" draw:auto-grow-height="false" draw:fit-to-size="false" style:shrink-to-fit="false" fo:min-height="4.741cm" fo:min-width="30.001cm" fo:padding-top="0.13cm" fo:padding-bottom="0.13cm" fo:padding-left="0.25cm" fo:padding-right="0.25cm" fo:wrap-option="wrap" draw:shadow="visible" draw:shadow-offset-x="0.141cm" draw:shadow-offset-y="0.141cm" draw:shadow-color="#111111"/>
    </style:style>
    <style:style style:name="gr5" style:family="graphic" style:parent-style-name="standard">
      <style:graphic-properties draw:textarea-horizontal-align="justify" draw:textarea-vertical-align="middle" draw:auto-grow-height="false" fo:min-height="4.2cm" fo:min-width="25.225cm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textarea-horizontal-align="center" draw:textarea-vertical-align="middle" draw:auto-grow-height="false" draw:fit-to-size="false" style:shrink-to-fit="false" fo:min-height="4.741cm" fo:min-width="34.901cm" fo:padding-top="0.13cm" fo:padding-bottom="0.13cm" fo:padding-left="0.25cm" fo:padding-right="0.25cm" fo:wrap-option="wrap" draw:shadow="visible" draw:shadow-offset-x="0.141cm" draw:shadow-offset-y="0.141cm" draw:shadow-color="#11111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font-name="Segoe UI Black"/>
    </style:style>
    <style:style style:name="P3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Segoe UI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color="#000000" style:text-outline="false" style:text-line-through-style="none" style:text-line-through-type="none" style:text-position="0% 100%" style:font-name="Segoe UI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9.999cm" svg:height="27.027cm" svg:x="0.991cm" svg:y="1.747cm">
          <draw:image xlink:href="Pictures/10000000000009A300000683FA96CF8257D29840.png" xlink:type="simple" xlink:show="embed" xlink:actuate="onLoad" loext:mime-type="image/png">
            <text:p/>
          </draw:image>
        </draw:frame>
        <draw:custom-shape draw:style-name="gr2" draw:text-style-name="P3" draw:layer="layout" svg:width="37.7cm" svg:height="5cm" svg:x="2.8cm" svg:y="1.7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5" draw:layer="layout" svg:width="39.2cm" svg:height="5cm" svg:x="1.5cm" svg:y="1.9cm">
          <text:p text:style-name="P4"><text:span text:style-name="T2">Atelier de la flibus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Standard">
        <draw:custom-shape draw:style-name="gr4" draw:text-style-name="P5" draw:layer="layout" svg:width="30.5cm" svg:height="5cm" svg:x="5.6cm" svg:y="1.97cm">
          <text:p text:style-name="P4"><text:span text:style-name="T2">c’est ici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1" draw:layer="layout" svg:width="29.4cm" svg:height="8.9cm" svg:x="6.7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Standard">
        <draw:custom-shape draw:style-name="gr6" draw:text-style-name="P5" draw:layer="layout" svg:width="35.4cm" svg:height="5cm" svg:x="3.1cm" svg:y="2.4cm">
          <text:p text:style-name="P4"><text:span text:style-name="T2">Défi</text:span></text:p>
          <text:p text:style-name="P4"><text:span text:style-name="T2"><text:s/></text:span><text:span text:style-name="T2">Hacker moi menu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24.6cm" svg:height="14.34cm" svg:x="12.3cm" svg:y="8.86cm">
          <draw:image xlink:href="Pictures/10000201000001C0000000FAA168E52867BCCB73.png" xlink:type="simple" xlink:show="embed" xlink:actuate="onLoad" loext:mime-type="image/png">
            <text:p/>
          </draw:image>
        </draw:frame>
        <draw:frame draw:style-name="gr7" draw:text-style-name="P6" draw:layer="layout" svg:width="21.211cm" svg:height="4.985cm" svg:x="3.7cm" svg:y="10.4cm">
          <draw:text-box>
            <text:p><text:span text:style-name="T3">Samedi 30 novembre </text:span></text:p>
            <text:p><text:span text:style-name="T3">9h30 – 17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adornments="Normal" style:font-family-generic="swiss" style:font-pitch="variable"/>
    <style:font-face style:name="Impact" svg:font-family="Impact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4:23:45.263000000</meta:creation-date>
    <dc:date>2019-11-29T14:38:52.598000000</dc:date>
    <meta:editing-duration>PT15M6S</meta:editing-duration>
    <meta:editing-cycles>3</meta:editing-cycles>
    <meta:generator>LibreOffice/6.1.6.3$Windows_X86_64 LibreOffice_project/5896ab1714085361c45cf540f76f60673dd96a72</meta:generator>
    <meta:document-statistic meta:object-count="8"/>
  </office:meta>
</office:document-meta>
</file>